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Filter.add( FilterClause filterClaus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ooleanFilter.finalResult( OpenBitSetDISI result , int maxDo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Filter.getDocIdSet( IndexReader reade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BooleanFilter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ooleanFilter.equalFilters( ArrayList filters1 , ArrayList filters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Filter.getDISI( ArrayList filters , int index ,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l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oleanFilter.appendFilters( ArrayList filters , String occurString , StringBuffer buff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oleanFilter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